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ubdivision</text:p>
          </table:table-cell>
          <table:table-cell office:value-type="string" calcext:value-type="string">
            <text:p>C'est toute famille de réels \(u = (x_i)_{0\leq i\leq n}\) telle que \(a = x_0&lt;x_1&lt;\dots &lt;x_n = b\). Son pas est la quantité \(\max(x_1-x_{i-1})\). On dit que v est plus fine, si tout élément de de v est un élément de u. <text:s/>C'est une subdivision régulière si \(x_i = a+i\frac{b-a}{n}\).</text:p>
          </table:table-cell>
        </table:table-row>
        <table:table-row table:style-name="ro1">
          <table:table-cell office:value-type="string" calcext:value-type="string">
            <text:p>Fonction en escalier</text:p>
          </table:table-cell>
          <table:table-cell office:value-type="string" calcext:value-type="string">
            <text:p>Une fonction est dite en escalier s'il existe une subdivision u telle que la fonction est constante sur chaque intervalle ouvert \(]x_{i-1},x_i[\). On dit alors que u est une subdivision adaptée à la fonction.</text:p>
          </table:table-cell>
        </table:table-row>
        <table:table-row table:style-name="ro1">
          <table:table-cell office:value-type="string" calcext:value-type="string">
            <text:p>Fonction continue par morceaux</text:p>
          </table:table-cell>
          <table:table-cell office:value-type="string" calcext:value-type="string">
            <text:p>On dit qu'une fonction est continue par morceaux si on peut trouver une subdivision adaptée à f telle que la restriction de f à chaque intervalle \(]x_{i-1},x_i[\) soit continue et admette des limites finies à droite de \(x_{i-1}\) et à gauche de \(x_i\).</text:p>
          </table:table-cell>
        </table:table-row>
        <table:table-row table:style-name="ro1">
          <table:table-cell office:value-type="string" calcext:value-type="string">
            <text:p>Fonction prolongeable par continuité</text:p>
          </table:table-cell>
          <table:table-cell office:value-type="string" calcext:value-type="string">
            <text:p>f est prolongeable par continuité en a si f possède une limite a.</text:p>
          </table:table-cell>
        </table:table-row>
        <table:table-row table:style-name="ro1">
          <table:table-cell office:value-type="string" calcext:value-type="string">
            <text:p>Approximation d'une fonction continue par morceaux</text:p>
          </table:table-cell>
          <table:table-cell office:value-type="string" calcext:value-type="string">
            <text:p>Soit f une fonction continue par morceaux sur un segment. Pour tout \(\varepsilon &gt;0, \exists \theta\) en escalier tq \[\forall x\in [a,b], |f(x)-\theta(x)|&lt;\varepsilon\]</text:p>
          </table:table-cell>
        </table:table-row>
        <table:table-row table:style-name="ro1">
          <table:table-cell office:value-type="string" calcext:value-type="string">
            <text:p>Précision des fonctions en escalier</text:p>
          </table:table-cell>
          <table:table-cell office:value-type="string" calcext:value-type="string">
            <text:p>Soit f cpm sur [a,b]. \(\forall \varepsilon &gt;0,\exists \phi,\psi\) en escalier telles que \(\forall x\in[a,b], \phi(x)\leq f\leq \psi(x)\) et \(\psi-\phi \leq \varepsilon\).</text:p>
          </table:table-cell>
        </table:table-row>
        <table:table-row table:style-name="ro1">
          <table:table-cell office:value-type="string" calcext:value-type="string">
            <text:p>Intégrale d’une fonction en escalier</text:p>
          </table:table-cell>
          <table:table-cell office:value-type="string" calcext:value-type="string">
            <text:p>On a \[\int \varphi = \sum^{n}_{i=1} c_i(x_i-x_{i-1})\] qui ne dépend pas de la subidivisoon choisie, avec $c_i$ la valeur de la fonction entre $x_i$ et $x_{i-1}$.</text:p>
          </table:table-cell>
        </table:table-row>
        <table:table-row table:style-name="ro1">
          <table:table-cell office:value-type="string" calcext:value-type="string">
            <text:p>Intégrale d’une fonction cpm</text:p>
          </table:table-cell>
          <table:table-cell office:value-type="string" calcext:value-type="string">
            <text:p>Si f est cpm, on appelle intégrale de f \(\sup(\{\int \varphi, \varphi \in E^-(f)\}) = \inf(\{\int \psi, \psi \in E^+(f)\})\). \(E^+, E^-\) sont <text:s/>les ensembles des fonctions en escalier supérieures et inférieures à f.</text:p>
          </table:table-cell>
        </table:table-row>
        <table:table-row table:style-name="ro1">
          <table:table-cell office:value-type="string" calcext:value-type="string">
            <text:p>Fonction intégrable au sens de Riemann</text:p>
          </table:table-cell>
          <table:table-cell office:value-type="string" calcext:value-type="string">
            <text:p>On dit que la fonction est intégrable au sens de Riemann si \(\sup(I^-) = \inf(I^+(f))\) avec I+ et I- les ensembles des intégrales des fonctions en escalier supérieures et inférieures à f,</text:p>
          </table:table-cell>
        </table:table-row>
        <table:table-row table:style-name="ro1">
          <table:table-cell office:value-type="string" calcext:value-type="string">
            <text:p>VA de l'intégrale</text:p>
          </table:table-cell>
          <table:table-cell office:value-type="string" calcext:value-type="string">
            <text:p>Si \(f\) est cpm sur un intervalle, alors \(|f|\) l'est aussi et \(|\int_{I} f| \leq \int_I |f|\)</text:p>
          </table:table-cell>
        </table:table-row>
        <table:table-row table:style-name="ro1">
          <table:table-cell office:value-type="string" calcext:value-type="string">
            <text:p>Inégalité de la moyenne</text:p>
          </table:table-cell>
          <table:table-cell office:value-type="string" calcext:value-type="string">
            <text:p>Si f et g sont cpm, alors leur produit l'est aussi et \(|\int_I fg| \leq \sup_I(|f|) \times \int_I |g|\)</text:p>
          </table:table-cell>
        </table:table-row>
        <table:table-row table:style-name="ro1">
          <table:table-cell office:value-type="string" calcext:value-type="string">
            <text:p>Corollaire des bornes</text:p>
          </table:table-cell>
          <table:table-cell office:value-type="string" calcext:value-type="string">
            <text:p>Si f est cpm, on a \(|\int_{[a,b]} f| \leq (b-a)\sup_{[a,b]}(|f|)\)</text:p>
          </table:table-cell>
        </table:table-row>
        <table:table-row table:style-name="ro1">
          <table:table-cell office:value-type="string" calcext:value-type="string">
            <text:p>Valeur moyenne</text:p>
          </table:table-cell>
          <table:table-cell office:value-type="string" calcext:value-type="string">
            <text:p>\(\inf_{[a,b]}(f) \leq \frac{1}{b-a}\int_{[a,b]}\leq \sup_{[a,b]}(f)\)</text:p>
          </table:table-cell>
        </table:table-row>
        <table:table-row table:style-name="ro1">
          <table:table-cell office:value-type="string" calcext:value-type="string">
            <text:p>Théorème de l’intégrale non nulle</text:p>
          </table:table-cell>
          <table:table-cell office:value-type="string" calcext:value-type="string">
            <text:p>Si f est continue et positive sur [a,b], alors \(\int f = 0 \Rightarrow f = 0\) sur \([a,b]\)</text:p>
          </table:table-cell>
        </table:table-row>
        <table:table-row table:style-name="ro1">
          <table:table-cell office:value-type="string" calcext:value-type="string">
            <text:p>Somme de Riemann</text:p>
          </table:table-cell>
          <table:table-cell office:value-type="string" calcext:value-type="string">
            <text:p>Soit f continue sur \([a,b]\) et u une subidivision. On appelle Somme de Riemann associée à u la quantité \(\frac{b-a}{n}\sum^{n-1}_{i=0} f(a+i\frac{b-a}{n})\)</text:p>
          </table:table-cell>
        </table:table-row>
        <table:table-row table:style-name="ro1">
          <table:table-cell office:value-type="string" calcext:value-type="string">
            <text:p>Limite de la somme de Riemann</text:p>
          </table:table-cell>
          <table:table-cell office:value-type="string" calcext:value-type="string">
            <text:p>\(\lim S_R = \int^b_a f(x)\dd x\)</text:p>
          </table:table-cell>
        </table:table-row>
        <table:table-row table:style-name="ro1">
          <table:table-cell office:value-type="string" calcext:value-type="string">
            <text:p>Théorème fondamental</text:p>
          </table:table-cell>
          <table:table-cell office:value-type="string" calcext:value-type="string">
            <text:p>La fonction \(F_a\) définie par \(\forall i\in I, F_a(x) = \int^x_af(t)\dd t\) est l'unique primitive de f qui s'annule en a</text:p>
          </table:table-cell>
        </table:table-row>
        <table:table-row table:style-name="ro1">
          <table:table-cell office:value-type="string" calcext:value-type="string">
            <text:p>Intégration par parties</text:p>
          </table:table-cell>
          <table:table-cell office:value-type="string" calcext:value-type="string">
            <text:p>Soient u et v deux fonctions de classe \(\mathcal{C}^1\) sur un intervalle \([a,b]\). \(\displaystyle\int_a^b u(x) \, v'(x)\;dx= \big[uv\big]_a^b - \int_a^b u'(x) \, v(x)\;\dd x\)</text:p>
          </table:table-cell>
        </table:table-row>
        <table:table-row table:style-name="ro1">
          <table:table-cell office:value-type="string" calcext:value-type="string">
            <text:p>Changement de variable</text:p>
          </table:table-cell>
          <table:table-cell office:value-type="string" calcext:value-type="string">
            <text:p>Soit f une fonction définie sur un intervalle I et \(\varphi : J \to I\) une bijection de classe \(\mathcal{C}^1\). Pour tout \(a,b\in J\), on a \(\displaystyle\int_{\varphi(a)}^{\varphi(b)} f(x) \; dx = \int_a^b f\big(\varphi(t)\big)\cdot\varphi'(t) \; dt\) <text:s/>Si F est une primitive de f alors \(F\circ \varphi\) est une primitive de \(\big(f \circ \varphi\big)\cdot\varphi'\).</text:p>
          </table:table-cell>
        </table:table-row>
        <table:table-row table:style-name="ro1">
          <table:table-cell office:value-type="string" calcext:value-type="string">
            <text:p>Fonction continue sur 2 variables</text:p>
          </table:table-cell>
          <table:table-cell office:value-type="string" calcext:value-type="string">
            <text:p>Soit \(\bar{x},\bar{t}\in I\times [a,b]\). On dit que la fonction f est continue en ces 2 points si \[\forall \varepsilon &gt;0, \exists \delta &gt;0,\forall (x,t)\in I\times [a,b], |x-\bar{x}|\leq \delta \] et de m\^eme pour t</text:p>
          </table:table-cell>
        </table:table-row>
        <table:table-row table:style-name="ro1">
          <table:table-cell office:value-type="string" calcext:value-type="string">
            <text:p>Dérivabilité des intégrales à paramètre</text:p>
          </table:table-cell>
          <table:table-cell office:value-type="string" calcext:value-type="string">
            <text:p><text:s/>Si f est continue sur \(I\times [a,b]\), admet une dérivée partielle par rapport à la première variable sur I, et la fonction \(\frac{\partial f}{\partial x}\) est continue sur \(I\times [a,b]\), alors \(F : x\in I \to \int^b_a f(x,t)\dd t\) est de classe C1 sur I et \(F' = \int^b_a \frac{\partial f}{\partial x}(x,t)\dd t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10:03:35.7506684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7:00:01.786646984</meta:creation-date>
    <dc:date>2025-05-09T10:11:23.349697407</dc:date>
    <meta:editing-duration>PT40M25S</meta:editing-duration>
    <meta:editing-cycles>5</meta:editing-cycles>
    <meta:generator>LibreOffice/24.2.7.2$Linux_X86_64 LibreOffice_project/420$Build-2</meta:generator>
    <meta:document-statistic meta:table-count="1" meta:cell-count="42" meta:object-count="0"/>
  </office:meta>
</office:document-meta>
</file>